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0c3a" officeooo:paragraph-rsid="001f0c3a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07861" officeooo:paragraph-rsid="0020786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07861" officeooo:paragraph-rsid="0021a93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07861" officeooo:paragraph-rsid="0022002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07861" officeooo:paragraph-rsid="002612b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07861" officeooo:paragraph-rsid="00268af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07861" officeooo:paragraph-rsid="00281071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07861" officeooo:paragraph-rsid="0025bbbf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9c796" officeooo:paragraph-rsid="0029c79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19770" officeooo:paragraph-rsid="00319770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45e0b" officeooo:paragraph-rsid="00345e0b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345e0b" officeooo:paragraph-rsid="003bdc91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3bb536" officeooo:paragraph-rsid="003bb536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3bb536" officeooo:paragraph-rsid="003d0965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3bb536" officeooo:paragraph-rsid="003ebed5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3bb536" officeooo:paragraph-rsid="00403d78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3d0965" officeooo:paragraph-rsid="003d0965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d0965" officeooo:paragraph-rsid="003ea5a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3d0965" officeooo:paragraph-rsid="003ebed5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3ea5ae" officeooo:paragraph-rsid="003ea5ae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3ea5ae" officeooo:paragraph-rsid="003ebed5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3ea5ae" officeooo:paragraph-rsid="00403d78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220021" officeooo:paragraph-rsid="00220021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20021" officeooo:paragraph-rsid="00268af9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20021" officeooo:paragraph-rsid="002612bb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1a93d" officeooo:paragraph-rsid="0021a93d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595eb" officeooo:paragraph-rsid="00207861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5bbbf" officeooo:paragraph-rsid="0025bbbf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5bbbf" officeooo:paragraph-rsid="00268af9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07861" officeooo:paragraph-rsid="00207861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3d8d3" officeooo:paragraph-rsid="002e2420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307d2f" officeooo:paragraph-rsid="00307d2f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379019" officeooo:paragraph-rsid="00345e0b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3a9e90" officeooo:paragraph-rsid="003bb536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3a9e90" officeooo:paragraph-rsid="00345e0b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3a9e90" officeooo:paragraph-rsid="003a9e90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3a9e90" officeooo:paragraph-rsid="003d0965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3bb536" officeooo:paragraph-rsid="00345e0b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3d0965" officeooo:paragraph-rsid="003d0965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3d0965" officeooo:paragraph-rsid="003ebed5" style:font-weight-asian="normal" style:font-weight-complex="normal"/>
    </style:style>
    <style:style style:name="P41" style:family="paragraph" style:parent-style-name="Standard">
      <style:text-properties style:text-underline-style="none" fo:font-weight="bold" officeooo:rsid="00345e0b" officeooo:paragraph-rsid="00345e0b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1a93d" style:font-weight-asian="normal" style:font-weight-complex="normal"/>
    </style:style>
    <style:style style:name="T3" style:family="text">
      <style:text-properties style:text-underline-style="none" fo:font-weight="normal" officeooo:rsid="00220021" style:font-weight-asian="normal" style:font-weight-complex="normal"/>
    </style:style>
    <style:style style:name="T4" style:family="text">
      <style:text-properties style:text-underline-style="none" fo:font-weight="normal" officeooo:rsid="00234b1c" style:font-weight-asian="normal" style:font-weight-complex="normal"/>
    </style:style>
    <style:style style:name="T5" style:family="text">
      <style:text-properties style:text-underline-style="none" fo:font-weight="normal" officeooo:rsid="0023d8d3" style:font-weight-asian="normal" style:font-weight-complex="normal"/>
    </style:style>
    <style:style style:name="T6" style:family="text">
      <style:text-properties style:text-underline-style="none" fo:font-weight="normal" officeooo:rsid="002595eb" style:font-weight-asian="normal" style:font-weight-complex="normal"/>
    </style:style>
    <style:style style:name="T7" style:family="text">
      <style:text-properties style:text-underline-style="none" fo:font-weight="normal" officeooo:rsid="0025bbbf" style:font-weight-asian="normal" style:font-weight-complex="normal"/>
    </style:style>
    <style:style style:name="T8" style:family="text">
      <style:text-properties style:text-underline-style="none" fo:font-weight="normal" officeooo:rsid="002612bb" style:font-weight-asian="normal" style:font-weight-complex="normal"/>
    </style:style>
    <style:style style:name="T9" style:family="text">
      <style:text-properties style:text-underline-style="none" fo:font-weight="normal" officeooo:rsid="00268af9" style:font-weight-asian="normal" style:font-weight-complex="normal"/>
    </style:style>
    <style:style style:name="T10" style:family="text">
      <style:text-properties style:text-underline-style="none" fo:font-weight="normal" officeooo:rsid="00281071" style:font-weight-asian="normal" style:font-weight-complex="normal"/>
    </style:style>
    <style:style style:name="T11" style:family="text">
      <style:text-properties style:text-underline-style="none" fo:font-weight="normal" officeooo:rsid="002d4383" style:font-weight-asian="normal" style:font-weight-complex="normal"/>
    </style:style>
    <style:style style:name="T12" style:family="text">
      <style:text-properties style:text-underline-style="none" fo:font-weight="normal" officeooo:rsid="002e2420" style:font-weight-asian="normal" style:font-weight-complex="normal"/>
    </style:style>
    <style:style style:name="T13" style:family="text">
      <style:text-properties style:text-underline-style="none" fo:font-weight="normal" officeooo:rsid="00363b7a" style:font-weight-asian="normal" style:font-weight-complex="normal"/>
    </style:style>
    <style:style style:name="T14" style:family="text">
      <style:text-properties style:text-underline-style="none" fo:font-weight="normal" officeooo:rsid="00379019" style:font-weight-asian="normal" style:font-weight-complex="normal"/>
    </style:style>
    <style:style style:name="T15" style:family="text">
      <style:text-properties style:text-underline-style="none" fo:font-weight="normal" officeooo:rsid="0038fd9b" style:font-weight-asian="normal" style:font-weight-complex="normal"/>
    </style:style>
    <style:style style:name="T16" style:family="text">
      <style:text-properties style:text-underline-style="none" fo:font-weight="normal" officeooo:rsid="003a409a" style:font-weight-asian="normal" style:font-weight-complex="normal"/>
    </style:style>
    <style:style style:name="T17" style:family="text">
      <style:text-properties style:text-underline-style="none" fo:font-weight="normal" officeooo:rsid="003a9e90" style:font-weight-asian="normal" style:font-weight-complex="normal"/>
    </style:style>
    <style:style style:name="T18" style:family="text">
      <style:text-properties style:text-underline-style="none" fo:font-weight="normal" officeooo:rsid="003bb536" style:font-weight-asian="normal" style:font-weight-complex="normal"/>
    </style:style>
    <style:style style:name="T19" style:family="text">
      <style:text-properties style:text-underline-style="none" fo:font-weight="normal" officeooo:rsid="003bdc91" style:font-weight-asian="normal" style:font-weight-complex="normal"/>
    </style:style>
    <style:style style:name="T20" style:family="text">
      <style:text-properties style:text-underline-style="none" fo:font-weight="normal" officeooo:rsid="003d0965" style:font-weight-asian="normal" style:font-weight-complex="normal"/>
    </style:style>
    <style:style style:name="T21" style:family="text">
      <style:text-properties style:text-underline-style="none" fo:font-weight="normal" officeooo:rsid="003ea5ae" style:font-weight-asian="normal" style:font-weight-complex="normal"/>
    </style:style>
    <style:style style:name="T22" style:family="text">
      <style:text-properties style:text-underline-style="none" fo:font-weight="normal" officeooo:rsid="003ebed5" style:font-weight-asian="normal" style:font-weight-complex="normal"/>
    </style:style>
    <style:style style:name="T23" style:family="text">
      <style:text-properties style:text-underline-style="none" fo:font-weight="normal" officeooo:rsid="00403d78" style:font-weight-asian="normal" style:font-weight-complex="normal"/>
    </style:style>
    <style:style style:name="T24" style:family="text">
      <style:text-properties style:text-underline-style="none" fo:font-weight="normal" officeooo:rsid="004153da" style:font-weight-asian="normal" style:font-weight-complex="normal"/>
    </style:style>
    <style:style style:name="T25" style:family="text">
      <style:text-properties style:text-underline-style="none" fo:font-weight="normal" officeooo:rsid="0041b5a6" style:font-weight-asian="normal" style:font-weight-complex="normal"/>
    </style:style>
    <style:style style:name="T26" style:family="text">
      <style:text-properties officeooo:rsid="003d0965"/>
    </style:style>
    <style:style style:name="T27" style:family="text">
      <style:text-properties officeooo:rsid="003ebed5"/>
    </style:style>
    <style:style style:name="T28" style:family="text">
      <style:text-properties officeooo:rsid="00403d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</text:p>
      <text:p text:style-name="P2"><text:span text:style-name="T2">void </text:span><text:span text:style-name="T1">pascal(n) {</text:span></text:p>
      <text:p text:style-name="P2"><text:span text:style-name="T1"><text:tab/></text:span><text:span text:style-name="T6">unsigned int vetor[</text:span><text:span text:style-name="T8">n</text:span><text:span text:style-name="T6">]</text:span><text:span text:style-name="T8">[n</text:span><text:span text:style-name="T6">];</text:span></text:p>
      <text:p text:style-name="P27"/>
      <text:p text:style-name="P3"><text:span text:style-name="T1"><text:tab/>for</text:span><text:span text:style-name="T2">(unsigned int linha</text:span><text:span text:style-name="T1"> = </text:span><text:span text:style-name="T2">0</text:span><text:span text:style-name="T1">; </text:span><text:span text:style-name="T2">linha &lt; n; linha++) {</text:span></text:p>
      <text:p text:style-name="P4"><text:span text:style-name="T2"><text:tab/><text:tab/></text:span><text:span text:style-name="T1">for</text:span><text:span text:style-name="T2">(unsigned int </text:span><text:span text:style-name="T3">coluna</text:span><text:span text:style-name="T1"> = </text:span><text:span text:style-name="T2">0</text:span><text:span text:style-name="T1">; </text:span><text:span text:style-name="T3">coluna</text:span><text:span text:style-name="T2"> &lt;</text:span><text:span text:style-name="T25">=</text:span><text:span text:style-name="T2"> </text:span><text:span text:style-name="T3">linha</text:span><text:span text:style-name="T2">; </text:span><text:span text:style-name="T3">coluna</text:span><text:span text:style-name="T2">++) </text:span><text:span text:style-name="T3">{</text:span></text:p>
      <text:p text:style-name="P4"><text:span text:style-name="T3"><text:tab/><text:tab/><text:tab/>if((coluna == 0) || (coluna == linha)) </text:span><text:span text:style-name="T8">{</text:span><text:span text:style-name="T3"> <text:s/>// Ca</text:span><text:span text:style-name="T4">s</text:span><text:span text:style-name="T3">o seja a primeira ou última coluna</text:span></text:p>
      <text:p text:style-name="P23"><text:tab/><text:tab/><text:tab/><text:tab/>vetor[linha][coluna] = 1</text:p>
      <text:p text:style-name="P4"><text:span text:style-name="T3"><text:tab/><text:tab/><text:tab/><text:tab/>System.out.print(</text:span><text:span text:style-name="T5">1</text:span><text:span text:style-name="T3">);</text:span></text:p>
      <text:p text:style-name="P6"><text:span text:style-name="T3"><text:tab/><text:tab/><text:tab/><text:tab/>System.out.print(</text:span><text:span text:style-name="T5">‘ ’</text:span><text:span text:style-name="T3">);</text:span></text:p>
      <text:p text:style-name="P25"><text:tab/><text:tab/><text:tab/>}</text:p>
      <text:p text:style-name="P8"><text:span text:style-name="T3"><text:tab/><text:tab/><text:tab/></text:span><text:span text:style-name="T7">else</text:span><text:span text:style-name="T4"> </text:span><text:span text:style-name="T7">{</text:span></text:p>
      <text:p text:style-name="P28"><text:tab/><text:tab/><text:tab/><text:tab/>vetor[linha][coluna] = vetor[linha – 1][coluna – 1] + vetor[linha – 1][coluna];</text:p>
      <text:p text:style-name="P29"><text:tab/><text:tab/><text:tab/><text:tab/></text:p>
      <text:p text:style-name="P6"><text:span text:style-name="T7"><text:tab/><text:tab/><text:tab/><text:tab/></text:span><text:span text:style-name="T9">if(</text:span><text:span text:style-name="T7">vetor[linha][coluna] !</text:span><text:span text:style-name="T9">= 0) </text:span><text:span text:style-name="T12">{</text:span><text:span text:style-name="T9"> <text:s/>// </text:span><text:span text:style-name="T11">Imprime o valor se for diferente de 0</text:span></text:p>
      <text:p text:style-name="P5"><text:span text:style-name="T3"><text:tab/><text:tab/><text:tab/><text:tab/><text:tab/>System.out.print(</text:span><text:span text:style-name="T7">vetor[linha][coluna]</text:span><text:span text:style-name="T5">);</text:span></text:p>
      <text:p text:style-name="P7"><text:span text:style-name="T5"><text:tab/><text:tab/><text:tab/><text:tab/><text:tab/></text:span><text:span text:style-name="T3">System.out.print(‘ ’</text:span><text:span text:style-name="T10">)</text:span><text:span text:style-name="T5">;</text:span></text:p>
      <text:p text:style-name="P31"><text:tab/><text:tab/><text:tab/><text:tab/>}</text:p>
      <text:p text:style-name="P28"><text:tab/><text:tab/><text:tab/>}</text:p>
      <text:p text:style-name="P23"><text:tab/><text:tab/>}</text:p>
      <text:p text:style-name="P24"><text:tab/><text:tab/>System.out.println();</text:p>
      <text:p text:style-name="P26"><text:tab/>}</text:p>
      <text:p text:style-name="P30">}</text:p>
      <text:p text:style-name="P30"/>
      <text:p text:style-name="P9">b)</text:p>
      <text:p text:style-name="P32">A questão mostra um algoritmo O(2^n).</text:p>
      <text:p text:style-name="P32">O algoritmo baseado em Programação Dinâmica possui complexidade O(n²).</text:p>
      <text:p text:style-name="P32"/>
      <text:p text:style-name="P10">c)</text:p>
      <text:p text:style-name="P41">Considerando n = 4.</text:p>
      <text:p text:style-name="P41"/>
      <text:p text:style-name="P11"><text:span text:style-name="T1"><text:tab/>Para cada nova linha, com a coluna sempre iniciando </text:span><text:span text:style-name="T13">no índice</text:span><text:span text:style-name="T1"> 0, sempre terá o número 1 no início de cada linha.</text:span></text:p>
      <text:p text:style-name="P11"><text:span text:style-name="T1"><text:tab/>Para cada fim de linha, </text:span><text:span text:style-name="T17">que seria a linha atual igual a coluna atual, </text:span><text:span text:style-name="T14">o número 1 também será colocado, salvo a primeira linha, que possui apenas uma coluna. Sendo assim, a primeira e última coluna.</text:span></text:p>
      <text:p text:style-name="P33"/>
      <text:p text:style-name="P11"><text:span text:style-name="T14"><text:tab/></text:span><text:span text:style-name="T15">Caso a </text:span><text:span text:style-name="T16">coluna</text:span><text:span text:style-name="T15"> não seja a primeira nem a última, então é feita a operação </text:span><text:span text:style-name="T16">de soma entre o valor da linha e coluna anterior</text:span><text:span text:style-name="T17">es</text:span><text:span text:style-name="T16">, com o valor da linha anterior e coluna atual. </text:span><text:span text:style-name="T17">A soma é salva na linha atual e coluna atual.</text:span></text:p>
      <text:p text:style-name="P34"/>
      <text:p text:style-name="P12"><text:span text:style-name="T17"><text:tab/></text:span><text:span text:style-name="T18">O número da coluna é limitada pelo número da linha. Então a iteração é interrompida quando o índice da coluna ultrapassa o índice da linha.</text:span></text:p>
      <text:p text:style-name="P12"><text:span text:style-name="T18"><text:tab/></text:span><text:span text:style-name="T19">Lembrando que o primeiro índice é 0. Então os índices irão de 0 a n – 1. </text:span><text:span text:style-name="T20">Nesse caso, os índices irão de 0 a 3.</text:span></text:p>
      <text:p text:style-name="P38"/>
      <text:p text:style-name="P13"><text:span text:style-name="T17">P</text:span><text:span text:style-name="T1">ara linha = 0 e coluna = 0, o valor é 1 pois coluna = 0 e também coluna = linha.</text:span></text:p>
      <text:p text:style-name="P39">vetor[0][0] = 1.</text:p>
      <text:p text:style-name="P35"/>
      <text:p text:style-name="P36"/>
      <text:p text:style-name="P36">Para linha = 1 e coluna = 0, o valor é 1 pois coluna = 0.</text:p>
      <text:p text:style-name="P39">vetor[1][0] = 1.</text:p>
      <text:p text:style-name="P36"/>
      <text:p text:style-name="P36"/>
      <text:p text:style-name="P36"><text:soft-page-break/>Para linha = 1 e coluna = 1, o valor é 1 pois coluna = linha.</text:p>
      <text:p text:style-name="P17"><text:span text:style-name="T21">v</text:span><text:span text:style-name="T1">etor[1][1] = 1.</text:span></text:p>
      <text:p text:style-name="P36"/>
      <text:p text:style-name="P36"/>
      <text:p text:style-name="P13"><text:span text:style-name="T1">Para linha = 2 e coluna = 0, </text:span><text:span text:style-name="T17">o valor é 1 pois coluna = 0.</text:span></text:p>
      <text:p text:style-name="P17"><text:span text:style-name="T17">vetor[</text:span><text:span text:style-name="T1">2</text:span><text:span text:style-name="T17">][</text:span><text:span text:style-name="T1">0</text:span><text:span text:style-name="T17">] = 1.</text:span></text:p>
      <text:p text:style-name="P37"/>
      <text:p text:style-name="P14"><text:span text:style-name="T17">Para linha = 2 e coluna = </text:span><text:span text:style-name="T20">1</text:span><text:span text:style-name="T17">, o valor é </text:span><text:span text:style-name="T20">2</text:span><text:span text:style-name="T17"> pois</text:span></text:p>
      <text:p text:style-name="P14"><text:span text:style-name="T7">vetor[linha – 1][coluna – 1] </text:span><text:span text:style-name="T20">= vetor[2 – 1][1 – 1] = vetor[1][0] = </text:span><text:span text:style-name="T26">1</text:span></text:p>
      <text:p text:style-name="P14"><text:span text:style-name="T20">e </text:span><text:span text:style-name="T7">vetor[linha – 1][coluna] </text:span><text:span text:style-name="T20">= vetor[2 – 1][1] = vetor[1][1] = </text:span><text:span text:style-name="T26">1</text:span><text:span text:style-name="T7">.</text:span></text:p>
      <text:p text:style-name="P39">A soma de 1 + 1 = 2.</text:p>
      <text:p text:style-name="P20"><text:span text:style-name="T20">v</text:span><text:span text:style-name="T1">etor[2][1] = 2.</text:span></text:p>
      <text:p text:style-name="P37"/>
      <text:p text:style-name="P14"><text:span text:style-name="T17">Para linha = 2 e coluna = </text:span><text:span text:style-name="T20">2</text:span><text:span text:style-name="T17">, o valor é 1 pois coluna = linha.</text:span></text:p>
      <text:p text:style-name="P18"><text:span text:style-name="T17">vetor[2][</text:span><text:span text:style-name="T21">2</text:span><text:span text:style-name="T17">] = 1.</text:span></text:p>
      <text:p text:style-name="P37"/>
      <text:p text:style-name="P37"/>
      <text:p text:style-name="P14"><text:span text:style-name="T1">Para linha = </text:span><text:span text:style-name="T20">3</text:span><text:span text:style-name="T1"> e coluna = 0, </text:span><text:span text:style-name="T17">o valor é 1 pois coluna = 0.</text:span></text:p>
      <text:p text:style-name="P19"><text:span text:style-name="T17">vetor[</text:span><text:span text:style-name="T22">3</text:span><text:span text:style-name="T17">][0] = 1.</text:span></text:p>
      <text:p text:style-name="P37"/>
      <text:p text:style-name="P15"><text:span text:style-name="T17">Para linha = </text:span><text:span text:style-name="T20">3</text:span><text:span text:style-name="T17"> e coluna = </text:span><text:span text:style-name="T20">1</text:span><text:span text:style-name="T17">, o valor é </text:span><text:span text:style-name="T22">3</text:span><text:span text:style-name="T17"> pois</text:span></text:p>
      <text:p text:style-name="P15"><text:span text:style-name="T7">vetor[linha – 1][coluna – 1] </text:span><text:span text:style-name="T20">= vetor[</text:span><text:span text:style-name="T22">3</text:span><text:span text:style-name="T20"> – 1][1 – 1] = vetor[</text:span><text:span text:style-name="T22">2</text:span><text:span text:style-name="T20">][0] = </text:span><text:span text:style-name="T26">1</text:span></text:p>
      <text:p text:style-name="P15"><text:span text:style-name="T20">e </text:span><text:span text:style-name="T7">vetor[linha – 1][coluna] </text:span><text:span text:style-name="T20">= vetor[</text:span><text:span text:style-name="T22">3</text:span><text:span text:style-name="T20"> – 1][1] = vetor[</text:span><text:span text:style-name="T22">2</text:span><text:span text:style-name="T20">][1] = </text:span><text:span text:style-name="T27">2</text:span><text:span text:style-name="T7">.</text:span></text:p>
      <text:p text:style-name="P15"><text:span text:style-name="T20">A soma de 1 + </text:span><text:span text:style-name="T22">2</text:span><text:span text:style-name="T20"> = </text:span><text:span text:style-name="T22">3</text:span><text:span text:style-name="T20">.</text:span></text:p>
      <text:p text:style-name="P21"><text:span text:style-name="T20">vetor[</text:span><text:span text:style-name="T22">3</text:span><text:span text:style-name="T20">][1] = </text:span><text:span text:style-name="T22">3.</text:span></text:p>
      <text:p text:style-name="P40"/>
      <text:p text:style-name="P15"><text:span text:style-name="T17">Para linha = </text:span><text:span text:style-name="T20">3</text:span><text:span text:style-name="T17"> e coluna = </text:span><text:span text:style-name="T20">2</text:span><text:span text:style-name="T17">, o valor é </text:span><text:span text:style-name="T20">2</text:span><text:span text:style-name="T17"> pois</text:span></text:p>
      <text:p text:style-name="P16"><text:span text:style-name="T7">vetor[linha – 1][coluna – 1] </text:span><text:span text:style-name="T20">= vetor[</text:span><text:span text:style-name="T22">3</text:span><text:span text:style-name="T20"> – 1][</text:span><text:span text:style-name="T23">2</text:span><text:span text:style-name="T20"> – 1] = vetor[</text:span><text:span text:style-name="T22">2</text:span><text:span text:style-name="T20">][</text:span><text:span text:style-name="T23">1</text:span><text:span text:style-name="T20">] = </text:span><text:span text:style-name="T28">2</text:span></text:p>
      <text:p text:style-name="P16"><text:span text:style-name="T20">e </text:span><text:span text:style-name="T7">vetor[linha – 1][coluna] </text:span><text:span text:style-name="T20">= vetor[</text:span><text:span text:style-name="T22">3</text:span><text:span text:style-name="T20"> – 1][</text:span><text:span text:style-name="T23">2</text:span><text:span text:style-name="T20">] = vetor[</text:span><text:span text:style-name="T22">2</text:span><text:span text:style-name="T20">][</text:span><text:span text:style-name="T23">2</text:span><text:span text:style-name="T20">] = </text:span><text:span text:style-name="T28">1</text:span><text:span text:style-name="T7">.</text:span></text:p>
      <text:p text:style-name="P16"><text:span text:style-name="T20">A soma de </text:span><text:span text:style-name="T24">2</text:span><text:span text:style-name="T20"> + </text:span><text:span text:style-name="T24">1</text:span><text:span text:style-name="T20"> = </text:span><text:span text:style-name="T22">3</text:span><text:span text:style-name="T20">.</text:span></text:p>
      <text:p text:style-name="P22"><text:span text:style-name="T20">vetor[</text:span><text:span text:style-name="T22">3</text:span><text:span text:style-name="T20">][</text:span><text:span text:style-name="T23">2</text:span><text:span text:style-name="T20">] = </text:span><text:span text:style-name="T22">3.</text:span></text:p>
      <text:p text:style-name="P39"/>
      <text:p text:style-name="P14"><text:span text:style-name="T17">Para linha = </text:span><text:span text:style-name="T20">3</text:span><text:span text:style-name="T17"> e coluna = </text:span><text:span text:style-name="T20">3</text:span><text:span text:style-name="T17">, o valor é 1 pois coluna = linha.</text:span></text:p>
      <text:p text:style-name="P19"><text:span text:style-name="T17">vetor[</text:span><text:span text:style-name="T22">3</text:span><text:span text:style-name="T17">][</text:span><text:span text:style-name="T22">3</text:span><text:span text:style-name="T17">] = 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8:21:22.530091063</meta:creation-date>
    <dc:date>2020-11-25T17:57:37.691487893</dc:date>
    <meta:editing-duration>PT3H20M44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530" meta:character-count="2694" meta:non-whitespace-character-count="2138"/>
  </office:meta>
</office:document-meta>
</file>